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2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/>
          <table:table-cell table:number-columns-repeated="7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/>
          <table:table-cell table:number-columns-repeated="7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Github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/>
          <table:table-cell table:number-columns-repeated="7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8"/>
        </table:table-row>
      </table:table>
      <table:table table:name="Version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2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Github</text:p>
          </table:table-cell>
          <table:table-cell table:style-name="ce2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User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2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Github</text:p>
          </table:table-cell>
          <table:table-cell table:style-name="ce2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Issue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2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Github</text:p>
          </table:table-cell>
          <table:table-cell table:style-name="ce2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Note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2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Github</text:p>
          </table:table-cell>
          <table:table-cell table:style-name="ce2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Attachmen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2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Github</text:p>
          </table:table-cell>
          <table:table-cell table:style-name="ce2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Customfield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2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Github</text:p>
          </table:table-cell>
          <table:table-cell table:style-name="ce2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History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2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ithub</text:p>
          </table:table-cell>
          <table:table-cell table:style-name="ce2"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.00.0000</text:date>, <text:time style:data-style-name="N2" text:time-value="10:53:48.7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24T13:17:03.903000000</dc:date>
    <meta:editing-duration>PT1H17M12S</meta:editing-duration>
    <meta:editing-cycles>24</meta:editing-cycles>
    <meta:generator>LibreOffice/6.2.4.2$Windows_X86_64 LibreOffice_project/2412653d852ce75f65fbfa83fb7e7b669a126d64</meta:generator>
    <meta:document-statistic meta:table-count="8" meta:cell-count="197" meta:object-count="0"/>
  </office:meta>
</office:document-meta>
</file>